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ResourceResolverTests.resolveResource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ersionResourceResolverTests.getStrategyFo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ResourceResolverTests.shouldConfigureFixedPrefixAutoma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ResourceResolverTests.resolveResourceNoVer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ResourceResolverTests.resolveResource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ResourceResolverTests.resolveUrlPathNoVer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ResourceResolverTests.resolveResourceNoVersionI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ResourceResolverTests.resolveResourceVersion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rsionResourceResolverTests.resolveResourceNoResourceAfterVersionRemo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